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3"/>
    <style:style style:name="ce16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9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Підсумок:</text:p>
          </table:table-cell>
          <table:table-cell table:formula="of:=SUM([.E5:.E9999])" office:value-type="currency" office:currency="UAH" office:value="112" calcext:value-type="currency">
            <text:p>112,00 грн.</text:p>
          </table:table-cell>
          <table:table-cell table:formula="of:=SUM([.F5:.F9999])" office:value-type="currency" office:currency="UAH" office:value="1399" calcext:value-type="currency">
            <text:p>1 399,00 грн.</text:p>
          </table:table-cell>
          <table:table-cell table:formula="of:=SUM([.G5:.G9999])" office:value-type="currency" office:currency="UAH" office:value="0" calcext:value-type="currency">
            <text:p>0,00 грн.</text:p>
          </table:table-cell>
          <table:table-cell table:formula="of:=SUM([.H5:.H9999])" office:value-type="currency" office:currency="USD" office:value="100" calcext:value-type="currency">
            <text:p>100,00 USD</text:p>
          </table:table-cell>
          <table:table-cell table:formula="of:=SUM([.I5:.I9999])"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 calcext:value-type="string">
            <text:p>Підсумок по фільтру:</text:p>
          </table:table-cell>
          <table:table-cell table:formula="of:=SUBTOTAL(9;[.E5:.E9999])" office:value-type="currency" office:currency="UAH" office:value="112" calcext:value-type="currency">
            <text:p>112,00 грн.</text:p>
          </table:table-cell>
          <table:table-cell table:formula="of:=SUBTOTAL(9;[.F5:.F9999])" office:value-type="currency" office:currency="UAH" office:value="1399" calcext:value-type="currency">
            <text:p>1 399,00 грн.</text:p>
          </table:table-cell>
          <table:table-cell table:formula="of:=SUBTOTAL(9;[.G5:.G9999])" office:value-type="currency" office:currency="UAH" office:value="0" calcext:value-type="currency">
            <text:p>0,00 грн.</text:p>
          </table:table-cell>
          <table:table-cell table:formula="of:=SUBTOTAL(9;[.H5:.H9999])" office:value-type="currency" office:currency="USD" office:value="100" calcext:value-type="currency">
            <text:p>100,00 USD</text:p>
          </table:table-cell>
          <table:table-cell table:formula="of:=SUBTOTAL(9;[.I5:.I9999])"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Опис</text:p>
          </table:table-cell>
          <table:table-cell table:style-name="ce13" office:value-type="string" calcext:value-type="string">
            <text:p>Тип</text:p>
          </table:table-cell>
          <table:table-cell table:style-name="ce13" office:value-type="string" calcext:value-type="string">
            <text:p>Підтип</text:p>
          </table:table-cell>
          <table:table-cell table:style-name="ce16" office:value-type="string" calcext:value-type="string">
            <text:p>Гаманець</text:p>
          </table:table-cell>
          <table:table-cell table:style-name="ce16" office:value-type="string" calcext:value-type="string">
            <text:p>КДВ</text:p>
          </table:table-cell>
          <table:table-cell table:style-name="ce16" office:value-type="string" calcext:value-type="string">
            <text:p>Кредитка</text:p>
          </table:table-cell>
          <table:table-cell table:style-name="ce18" office:value-type="string" calcext:value-type="string">
            <text:p>Заначка</text:p>
          </table:table-cell>
          <table:table-cell table:style-name="ce20" office:value-type="string" calcext:value-type="string">
            <text:p>Заначка</text:p>
          </table:table-cell>
          <table:table-cell table:style-name="ce3" table:number-columns-repeated="101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string" calcext:value-type="string">
            <text:p>Початкові значення</text:p>
          </table:table-cell>
          <table:table-cell office:value-type="string" calcext:value-type="string">
            <text:p>корекція</text:p>
          </table:table-cell>
          <table:table-cell/>
          <table:table-cell office:value-type="currency" office:currency="UAH" office:value="50" calcext:value-type="currency">
            <text:p>50,00 грн.</text:p>
          </table:table-cell>
          <table:table-cell office:value-type="currency" office:currency="UAH" office:value="500" calcext:value-type="currency">
            <text:p>500,00 грн.</text:p>
          </table:table-cell>
          <table:table-cell office:value-type="currency" office:currency="UAH" office:value="0" calcext:value-type="currency">
            <text:p>0,00 грн.</text:p>
          </table:table-cell>
          <table:table-cell office:value-type="currency" office:currency="USD" office:value="100" calcext:value-type="currency">
            <text:p>100,00 USD</text:p>
          </table:table-cell>
          <table:table-cell office:value-type="currency" office:currency="EUR" office:value="0" calcext:value-type="currency">
            <text:p>0,00 EUR</text:p>
          </table:table-cell>
          <table:table-cell table:number-columns-repeated="101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string" calcext:value-type="string">
            <text:p>Мінералка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їжа</text:p>
          </table:table-cell>
          <table:table-cell office:value-type="currency" office:currency="UAH" office:value="-9.9" calcext:value-type="currency">
            <text:p>-9,90 грн.</text:p>
          </table:table-cell>
          <table:table-cell table:number-columns-repeated="1019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string" calcext:value-type="string">
            <text:p>Загубив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інше</text:p>
          </table:table-cell>
          <table:table-cell office:value-type="currency" office:currency="UAH" office:value="-0.1" calcext:value-type="currency">
            <text:p>-0,10 грн.</text:p>
          </table:table-cell>
          <table:table-cell table:number-columns-repeated="1019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трансфер</text:p>
          </table:table-cell>
          <table:table-cell/>
          <table:table-cell office:value-type="currency" office:currency="UAH" office:value="100" calcext:value-type="currency">
            <text:p>100,00 грн.</text:p>
          </table:table-cell>
          <table:table-cell office:value-type="currency" office:currency="UAH" office:value="-100" calcext:value-type="currency">
            <text:p>-100,00 грн.</text:p>
          </table:table-cell>
          <table:table-cell table:number-columns-repeated="1018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string" calcext:value-type="string">
            <text:p>Комісія за банку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банки</text:p>
          </table:table-cell>
          <table:table-cell/>
          <table:table-cell office:value-type="currency" office:currency="UAH" office:value="-1" calcext:value-type="currency">
            <text:p>-1,00 грн.</text:p>
          </table:table-cell>
          <table:table-cell table:number-columns-repeated="1018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доходи</text:p>
          </table:table-cell>
          <table:table-cell table:number-columns-repeated="2"/>
          <table:table-cell office:value-type="currency" office:currency="UAH" office:value="1000" calcext:value-type="currency">
            <text:p>1 000,00 грн.</text:p>
          </table:table-cell>
          <table:table-cell table:number-columns-repeated="1018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Проїзд у метро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транспорт</text:p>
          </table:table-cell>
          <table:table-cell office:value-type="currency" office:currency="UAH" office:value="-8" calcext:value-type="currency">
            <text:p>-8,00 грн.</text:p>
          </table:table-cell>
          <table:table-cell table:number-columns-repeated="1019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Пиво</text:p>
          </table:table-cell>
          <table:table-cell office:value-type="string" calcext:value-type="string">
            <text:p>витрати</text:p>
          </table:table-cell>
          <table:table-cell office:value-type="string" calcext:value-type="string">
            <text:p>їжа</text:p>
          </table:table-cell>
          <table:table-cell office:value-type="currency" office:currency="UAH" office:value="-20" calcext:value-type="currency">
            <text:p>-20,00 грн.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Аркуш1.A4:Аркуш1.I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18:48:13.678365773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8:25:45.087235031</meta:creation-date>
    <dc:date>2021-09-24T18:49:33.696325316</dc:date>
    <meta:editing-duration>PT4M38S</meta:editing-duration>
    <meta:editing-cycles>2</meta:editing-cycles>
    <meta:generator>LibreOffice/7.1.5.2$Linux_X86_64 LibreOffice_project/10$Build-2</meta:generator>
    <meta:document-statistic meta:table-count="1" meta:cell-count="63" meta:object-count="0"/>
  </office:meta>
</office:document-meta>
</file>